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A00000305116930E5E5D272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0.86cm" draw:z-index="0"><draw:image xlink:href="Pictures/10000001000004BA00000305116930E5E5D272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1:38:12.812943873</meta:creation-date>
    <dc:date>2024-03-14T11:38:28.573493463</dc:date>
    <meta:editing-duration>PT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